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tyle mathvariant="bold">
                <mrow>
                  <mi>r</mi>
                </mrow>
              </mstyle>
            </mrow>
            <mi>'</mi>
            <mrow>
              <mi/>
              <mo stretchy="false">=</mo>
              <mi/>
            </mrow>
            <mrow>
              <mstyle mathvariant="bold">
                <mrow>
                  <mi>r</mi>
                </mrow>
              </mstyle>
            </mrow>
            <mrow>
              <mi/>
              <mo stretchy="false">+</mo>
              <mi/>
            </mrow>
            <mrow>
              <mstyle mathvariant="bold">
                <mrow>
                  <mi>a</mi>
                </mrow>
              </mstyle>
            </mrow>
            <mi/>
            <mi>;</mi>
            <mi/>
            <mover accent="true">
              <mrow>
                <mstyle mathvariant="bold">
                  <mrow>
                    <mi>r</mi>
                  </mrow>
                </mstyle>
              </mrow>
              <mo stretchy="false">˙</mo>
            </mover>
            <mi>'</mi>
            <mrow>
              <mi/>
              <mo stretchy="false">=</mo>
              <mi/>
            </mrow>
            <mover accent="true">
              <mrow>
                <mstyle mathvariant="bold">
                  <mrow>
                    <mi>r</mi>
                  </mrow>
                </mstyle>
              </mrow>
              <mo stretchy="false">˙</mo>
            </mover>
            <mi/>
            <mo stretchy="false">⇒</mo>
            <mi/>
            <mrow>
              <mstyle mathvariant="bold">
                <mrow>
                  <mi>p</mi>
                </mrow>
              </mstyle>
            </mrow>
            <mi>'</mi>
            <mrow>
              <mi/>
              <mo stretchy="false">=</mo>
              <mi/>
            </mrow>
            <mrow>
              <mstyle mathvariant="bold">
                <mrow>
                  <mi>p</mi>
                </mrow>
              </mstyle>
            </mrow>
            <mi>'</mi>
            <mi>,</mi>
          </mrow>
        </mtd>
      </mtr>
      <mtr>
        <mtd>
          <mrow>
            <mstyle mathvariant="bold">
              <mrow>
                <mi>L</mi>
              </mrow>
            </mstyle>
            <mi>'</mi>
            <mrow>
              <mi/>
              <mo stretchy="false">=</mo>
              <mi/>
            </mrow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i>'</mi>
                <mrow>
                  <mi/>
                  <mo stretchy="false">×</mo>
                  <mi/>
                </mrow>
                <mrow>
                  <mstyle mathvariant="bold">
                    <mrow>
                      <mi>p</mi>
                    </mrow>
                  </mstyle>
                </mrow>
                <mi>'</mi>
              </mrow>
              <mo stretchy="false">)</mo>
            </mrow>
            <mrow>
              <mi/>
              <mo stretchy="false">=</mo>
              <mi/>
            </mrow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</mrow>
                <mrow>
                  <mi/>
                  <mo stretchy="false">×</mo>
                  <mi/>
                </mrow>
                <mrow>
                  <mstyle mathvariant="bold">
                    <mrow>
                      <mi>p</mi>
                    </mrow>
                  </mstyle>
                </mrow>
              </mrow>
              <mo stretchy="false">)</mo>
            </mrow>
            <mrow>
              <mi/>
              <mo stretchy="false">+</mo>
              <mi/>
            </mrow>
            <mrow>
              <mo stretchy="false">(</mo>
              <mrow>
                <mrow>
                  <mstyle mathvariant="bold">
                    <mrow>
                      <mi>a</mi>
                    </mrow>
                  </mstyle>
                </mrow>
                <mrow>
                  <mi/>
                  <mo stretchy="false">×</mo>
                  <mi/>
                </mrow>
                <mrow>
                  <mstyle mathvariant="bold">
                    <mrow>
                      <mi>p</mi>
                    </mrow>
                  </mstyle>
                </mrow>
              </mrow>
              <mo stretchy="false">)</mo>
            </mrow>
            <mrow>
              <mi/>
              <mo stretchy="false">=</mo>
              <mi/>
            </mrow>
            <mstyle mathvariant="bold">
              <mrow>
                <mi>L</mi>
              </mrow>
            </mstyle>
            <mrow>
              <mi/>
              <mo stretchy="false">+</mo>
              <mi/>
            </mrow>
            <mrow>
              <mo stretchy="false">(</mo>
              <mrow>
                <mrow>
                  <mstyle mathvariant="bold">
                    <mrow>
                      <mi>a</mi>
                    </mrow>
                  </mstyle>
                </mrow>
                <mrow>
                  <mi/>
                  <mo stretchy="false">×</mo>
                  <mi/>
                </mrow>
                <mrow>
                  <mstyle mathvariant="bold">
                    <mrow>
                      <mi>p</mi>
                    </mrow>
                  </mstyle>
                </mrow>
              </mrow>
              <mo stretchy="false">)</mo>
            </mrow>
          </mrow>
        </mtd>
      </mtr>
    </mtable>
    <annotation encoding="StarMath 5.0">{bold r}' `=` {bold r} `+`{bold a} `; ~ dot{bold r}' `=` dot{bold r} ` drarrow ` {bold p}' `=` {bold p}' , newline
bold L' `=` ({bold r}' ` times ` {bold p}') `=` ({bold r} ` times ` {bold p}) `+` ({bold a} ` times ` {bold p}) `=` bold L `+` ({bold a} ` times ` {bold p}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2:00:54.062000000</meta:creation-date>
    <meta:generator>LibreOffice/4.1.4.2$Windows_x86 LibreOffice_project/0a0440ccc0227ad9829de5f46be37cfb6edcf72</meta:generator>
  </office:meta>
</office:document-meta>
</file>